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30000408400003064F279312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0.751cm" fo:padding-top="0.125cm" fo:padding-bottom="0.125cm" fo:padding-left="0.25cm" fo:padding-right="0.25cm" fo:wrap-option="no-wrap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65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0.95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text-shadow="none" style:font-size-asian="12pt" style:font-size-complex="12pt"/>
    </style:style>
    <style:style style:name="P4" style:family="paragraph">
      <style:paragraph-properties fo:margin-left="0cm" fo:margin-right="0cm" fo:text-align="start" fo:text-indent="0cm"/>
      <style:text-properties fo:font-family="Arial" style:font-family-generic="swiss" style:font-pitch="variable" fo:language="en" fo:country="GB" fo:text-shadow="non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text-shadow="none" style:font-size-asian="12pt" style:font-size-complex="12pt"/>
    </style:style>
    <style:style style:name="T1" style:family="text">
      <style:text-properties fo:font-family="Arial" style:font-family-generic="swiss" style:font-pitch="variable" fo:font-size="12pt" fo:language="en" fo:country="US" fo:text-shadow="none" style:font-size-asian="12pt" style:font-size-complex="12pt"/>
    </style:style>
    <style:style style:name="T2" style:family="text">
      <style:text-properties fo:font-family="Arial" style:font-family-generic="swiss" style:font-pitch="variable" fo:font-size="12pt" fo:language="en" fo:country="GB" fo:text-shadow="none" style:font-size-asian="12pt" style:font-size-complex="12pt"/>
    </style:style>
    <style:style style:name="T3" style:family="text">
      <style:text-properties fo:font-family="Arial" style:font-family-generic="swiss" style:font-pitch="variable" fo:font-size="12pt" fo:text-shadow="none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office:forms form:automatic-focus="false" form:apply-design-mode="false"/>
        <draw:frame draw:style-name="gr1" draw:text-style-name="P1" draw:layer="layout" svg:width="16.515cm" svg:height="12.387cm" svg:x="3cm" svg:y="1.085cm">
          <draw:image xlink:href="Pictures/200000030000408400003064F279312D.svm" xlink:type="simple" xlink:show="embed" xlink:actuate="onLoad">
            <text:p/>
          </draw:image>
        </draw:frame>
        <draw:custom-shape draw:style-name="gr2" draw:text-style-name="P3" draw:layer="layout" svg:width="7.5cm" svg:height="1cm" svg:x="5.5cm" svg:y="12cm">
          <text:p text:style-name="P2"><text:span text:style-name="T1">3. Press «Translate» button</text:span></text:p>
          <draw:enhanced-geometry svg:viewBox="0 0 21600 21600" draw:mirror-horizontal="false" draw:text-areas="?f0 0 21600 21600" draw:type="left-arrow-callout" draw:modifiers="2827.7829622717 3689.91008991009 2142.43434208772 5416.1838161838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" draw:text-style-name="P4" draw:layer="layout" svg:width="4cm" svg:height="1.901cm" svg:x="10cm" svg:y="5cm">
          <text:p text:style-name="P2"><text:span text:style-name="T2">2. Select direction of translation</text:span></text:p>
          <draw:enhanced-geometry svg:viewBox="0 0 21600 21600" draw:mirror-horizontal="false" draw:mirror-vertical="false" draw:text-areas="0 0 ?f0 21600" draw:type="right-arrow-callout" draw:modifiers="16627.8430392402 3040.06397441024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6" draw:layer="layout" svg:width="6cm" svg:height="1.207cm" svg:x="3.5cm" svg:y="7.007cm">
          <text:p text:style-name="P5"><text:span text:style-name="T1">1. Enter text</text:span><text:span text:style-name="T3"> </text:span><text:span text:style-name="T1">for translating</text:span></text:p>
          <draw:enhanced-geometry svg:viewBox="0 0 21600 21600" draw:text-areas="0 0 21600 ?f0" draw:type="down-arrow-callout" draw:modifiers="14306.7729083665 7875.48741876354 17669.7247706422 9685.9856690551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" draw:layer="layout" svg:width="10cm" svg:height="1.7cm" svg:x="3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10cm" svg:x="14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3cm" svg:y="1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Базовий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228cm" fo:margin-left="1cm" fo:margin-right="0.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date>2008-07-02T23:35:26</dc:date>
    <meta:editing-cycles>1</meta:editing-cycles>
    <meta:editing-duration>PT2M5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